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https://en.wikipedia.org/wiki/List_of_contemporary_ethnic_groups</text:p>
          </table:table-cell>
          <table:table-cell table:style-name="Default" office:value-type="string" calcext:value-type="string">
            <text:p>accessed</text:p>
          </table:table-cell>
          <table:table-cell table:style-name="Default" office:value-type="string" calcext:value-type="string">
            <text:p>05-15-1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<text:a xlink:href="https://en.wikipedia.org/wiki/Acholi_people" xlink:type="simple">Achol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Akan_people" xlink:type="simple">Akan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Albanian_people" xlink:type="simple">Albanian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Afar_people" xlink:type="simple">Afa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Afrikaners" xlink:type="simple">Afrikaner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Amhara_people" xlink:type="simple">Amhar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Arabs" xlink:type="simple">Arab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Armenian_people" xlink:type="simple">Armenian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Assamese_people" xlink:type="simple">Assame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Assyrian_people" xlink:type="simple">Assyr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Azerbaijani_people" xlink:type="simple">Azerbaijani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Balochis" xlink:type="simple">Balochi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amar_people" xlink:type="simple">Bamar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ambara_people" xlink:type="simple">Bambar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ashkirs" xlink:type="simple">Bashkir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asques" xlink:type="simple">Basque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elarusians" xlink:type="simple">Belarus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emba_people" xlink:type="simple">Bemb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engalis" xlink:type="simple">Bengali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Berbers" xlink:type="simple">Berber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Beti-Pahuin_peoples" xlink:type="simple">Beti-Pahuin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Bosniaks" xlink:type="simple">Bosniak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rahui_people" xlink:type="simple">Brahu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British_people" xlink:type="simple">British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Bulgarians" xlink:type="simple">Bulgar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Catalans" xlink:type="simple">Catalan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Chuvash_people" xlink:type="simple">Chuvas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Circassians" xlink:type="simple">Circass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Chewa_people" xlink:type="simple">Chew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Cornish_people" xlink:type="simple">Cornis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Croats" xlink:type="simple">Croat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Czechs" xlink:type="simple">Czech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Danes" xlink:type="simple">Dane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Dinka_people" xlink:type="simple">Dink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Dutch_people" xlink:type="simple">Dutc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English_people" xlink:type="simple">Englis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Estonians" xlink:type="simple">Eston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Faroese_people" xlink:type="simple">Faroe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Finnish_people" xlink:type="simple">Fin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French_people" xlink:type="simple">French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Frisians" xlink:type="simple">Fris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Fula_people" xlink:type="simple">Ful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a-Adangbe_people" xlink:type="simple">Ga-Adangbe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Gagauz_people" xlink:type="simple">Gagauz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alician_people" xlink:type="simple">Galician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anda_people" xlink:type="simple">Gand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ermans" xlink:type="simple">German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Greeks" xlink:type="simple">Greek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Georgian_people" xlink:type="simple">Georg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ujarati_people" xlink:type="simple">Gujarati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Han_Chinese" xlink:type="simple">Han Chinese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Hausa_people" xlink:type="simple">Haus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Hindustani_people" xlink:type="simple">Hindustani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Hui_people" xlink:type="simple">Hu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Hungarian_people" xlink:type="simple">Hungar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Ibibio_people" xlink:type="simple">Ibibi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Icelanders" xlink:type="simple">Icelander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Igbo_people" xlink:type="simple">Igb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Ijaw_people" xlink:type="simple">Ijaw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Irish_people" xlink:type="simple">Irish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Italians" xlink:type="simple">Ital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Japanese_people" xlink:type="simple">Japane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Javanese_people" xlink:type="simple">Javanese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Jews" xlink:type="simple">Jews</text:a></text:p>
          </table:table-cell>
          <table:table-cell table:number-columns-repeated="3"/>
          <table:table-cell table:style-name="ce1"/>
          <table:table-cell/>
        </table:table-row>
        <table:table-row table:style-name="ro2">
          <table:table-cell office:value-type="string" calcext:value-type="string">
            <text:p><text:a xlink:href="https://en.wikipedia.org/wiki/Kannada_people" xlink:type="simple">Kannada</text:a> (Kannadiga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Kashmiris" xlink:type="simple">Kashmiri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Kazakhs" xlink:type="simple">Kazakh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Kikuyu_people" xlink:type="simple">Kikuyu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Kongo_people" xlink:type="simple">Kong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Konkani_people" xlink:type="simple">Konkan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Koreans" xlink:type="simple">Kore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Kurds" xlink:type="simple">Kurd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Kyrgyz_people" xlink:type="simple">Kyrgyz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Lango_people" xlink:type="simple">Lang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Latvians" xlink:type="simple">Latv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Lithuanians" xlink:type="simple">Lithuan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Laz_people" xlink:type="simple">Laz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Luba_people" xlink:type="simple">Lub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Luo_people_of_Kenya_and_Tanzania" xlink:type="simple">Lu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Macedonians_(ethnic_group)" xlink:type="simple">Macedon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Ethnic_Malays" xlink:type="simple">Malay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Malayali_people" xlink:type="simple">Malayal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Maltese_people" xlink:type="simple">Maltese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Manchu_people" xlink:type="simple">Manchu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Mandinka_people" xlink:type="simple">Mandink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Marathi_people" xlink:type="simple">Marath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Moldovans" xlink:type="simple">Moldov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Mongo_people" xlink:type="simple">Mong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Mongols" xlink:type="simple">Mongol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Naga_people" xlink:type="simple">Naga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Nepali_people" xlink:type="simple">Nepal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Norwegians" xlink:type="simple">Norweg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Nubians" xlink:type="simple">Nub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Nuer_people" xlink:type="simple">Nue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Odia_people" xlink:type="simple">Odi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Oromo_people" xlink:type="simple">Orom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arsi" xlink:type="simple">Pars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ashtuns" xlink:type="simple">Pashtu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an_people" xlink:type="simple">Pers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oles" xlink:type="simple">Pole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ortuguese_people" xlink:type="simple">Portugue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unjabis" xlink:type="simple">Punjabi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Pedi_people" xlink:type="simple">Ped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Romanians" xlink:type="simple">Roman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Romani_people" xlink:type="simple">Romani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Russians" xlink:type="simple">Russi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ara_people" xlink:type="simple">Sara</text:a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en.wikipedia.org/wiki/Sardinian_people" xlink:type="simple">Sardinians</text:a><text:a xlink:href="https://en.wikipedia.org/wiki/List_of_contemporary_ethnic_groups#cite_note-Sardinians-49" xlink:type="simple">[49]</text:a><text:a xlink:href="https://en.wikipedia.org/wiki/List_of_contemporary_ethnic_groups#cite_note-50" xlink:type="simple">[50]</text:a><text:a xlink:href="https://en.wikipedia.org/wiki/List_of_contemporary_ethnic_groups#cite_note-51" xlink:type="simple">[51]</text:a><text:a xlink:href="https://en.wikipedia.org/wiki/List_of_contemporary_ethnic_groups#cite_note-52" xlink:type="simple">[52]</text:a><text:a xlink:href="https://en.wikipedia.org/wiki/List_of_contemporary_ethnic_groups#cite_note-53" xlink:type="simple">[53]</text:a><text:a xlink:href="https://en.wikipedia.org/wiki/List_of_contemporary_ethnic_groups#cite_note-54" xlink:type="simple">[54]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cottish_people" xlink:type="simple">Scottis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erbs" xlink:type="simple">Serb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hona_people" xlink:type="simple">Shona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Sindhi_people" xlink:type="simple">Sindhi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Sinhala_people" xlink:type="simple">Sinhale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lovaks" xlink:type="simple">Slovak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lovenes" xlink:type="simple">Slovene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oga_people" xlink:type="simple">Sog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omalis" xlink:type="simple">Somali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onghai_people" xlink:type="simple">Songhai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Soninke_people" xlink:type="simple">Sonink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otho_people" xlink:type="simple">Sotho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paniards" xlink:type="simple">Spaniard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Sundanese_people" xlink:type="simple">Sundane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ukuma_people" xlink:type="simple">Sukum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wazi_people" xlink:type="simple">Swazi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Swedes" xlink:type="simple">Swede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Tajiks" xlink:type="simple">Tajik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Tamil_people" xlink:type="simple">Tamil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Telugu_people" xlink:type="simple">Telugu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Tai_peoples" xlink:type="simple">Tai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Tibetan_people" xlink:type="simple">Tibeta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Tswana_people" xlink:type="simple">Tswan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Tuaregs" xlink:type="simple">Tuareg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Turkish_people" xlink:type="simple">Turk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Turkmens" xlink:type="simple">Turkmen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Ukrainians" xlink:type="simple">Ukrainians</text:a>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wikipedia.org/wiki/Uyghur_people" xlink:type="simple">Uyghu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Uzbek_people" xlink:type="simple">Uzbek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etnamese_people" xlink:type="simple">Vietname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olga_Tatars" xlink:type="simple">Volga Tatar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Welsh_people" xlink:type="simple">Wels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Xhosa_people" xlink:type="simple">Xhos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Yakuts" xlink:type="simple">Yakut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Yoruba_people" xlink:type="simple">Yorub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Zhuang_people" xlink:type="simple">Zhuang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Zulu_people" xlink:type="simple">Zulu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3:25:19.656330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4:22:22.276222340</meta:creation-date>
    <dc:date>2017-06-19T13:25:55.742657348</dc:date>
    <meta:editing-duration>PT1M58S</meta:editing-duration>
    <meta:editing-cycles>3</meta:editing-cycles>
    <meta:generator>LibreOffice/5.1.6.2$Linux_X86_64 LibreOffice_project/10m0$Build-2</meta:generator>
    <meta:document-statistic meta:table-count="1" meta:cell-count="149" meta:object-count="0"/>
  </office:meta>
</office:document-meta>
</file>